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Food Concep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RCESTERSHIR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XTU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LNU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ZZARELL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YONNAI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CHO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RT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VOLONE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Y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IVE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BANZ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DDAR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ST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A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WN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T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NNAM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NE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QU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 EXTRA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Y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S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ERKRA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R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ZZA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ON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BA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I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T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ME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 CHEESE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GAR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N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WE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IAN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RSERAD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RIM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VOC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S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I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CO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HRO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N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VAPORATED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ING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CKLING SP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MICELL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A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RIK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YENNE PEPP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ED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RIZ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Y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BAN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T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MOU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LAT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TARD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L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IC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AME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I PEPP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SOUP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D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PL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OLA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STIC CONTAIN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P SHE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YSTE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QUE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PPED TOP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LE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LERY S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 S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IAN SAUS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SONIN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C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S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FRIED BEA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SON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SS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KTAIL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 POTA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G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A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UMIN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SONING S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E VINE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ASS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SAGE ME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E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YS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RY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CKLE REL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I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TTAGE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SH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OSODIUM GLUTAM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IN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F AND HAL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DERLO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BY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ICKNE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NO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NUT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EAPP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P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BANE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FFAL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STO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EGA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ILL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CAK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 SOUP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U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AY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EQU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RY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IL GRI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GHETTI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IAN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BRO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XIC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PE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GER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 OR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H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VORING EXTRA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A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XIB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LLANDAIS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IAGO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OISS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D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DD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OLE WHEAT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FF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OF CHICKEN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H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BR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RRI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G YO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SUBSTITU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ECTIONER'S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CH TOA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OTT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DWI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B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RAMBLED EG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MOLI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RID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ND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L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U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Z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OF MUSHROOM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 FLAK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PE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DD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B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ELY GROU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PIOCA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E V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FRUIT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FFEE CREAM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XSEED M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AZ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UD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FI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XANTHAN G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R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JUICE CONCENT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EAPPL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C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T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AM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M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ODK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A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BERRY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PPED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ND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COCKT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ENED CONDENSED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R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N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U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ASCHINO C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LLY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ORATING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SHMALLO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P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K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 PUDD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GNO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H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AK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 TOP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ST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ARIN ORAN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VY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OKIE DOUG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K 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AM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Y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PUDD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PIOC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TZ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SPBERRY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Y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LLOW CAK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FF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MI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ELNU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ADAM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FLAK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ANT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NGER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R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STARD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 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QUI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RGUNDY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E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FFEE MIXTU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MPAG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NIC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VER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ERTO RIC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TE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Y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LTZER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NGER A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K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MM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SION FRUIT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SION 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LIQUE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RULI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EAPPLE AND ORANG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JUICE BLE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ZEN YOGU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Y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A BA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DA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MEGRAN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HEW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M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OT BE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GR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ASS CONTAIN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XSEED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GARITA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GOSTE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ERB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T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D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PE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QUA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DER VINE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CE MIXTU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DOOR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LERY SE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LOA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ILLON CUB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M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LLOP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CE RU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WN GRAVY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HILADA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 WITH GARL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WN GRAV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F BRO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MI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YSTER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 TENDERIZ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LIB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ISIN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T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LD R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 SK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ED BEA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DN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COT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COT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LAP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ISK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I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CO SHE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LLOW MUST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RGONZOL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SCO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I MA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RIC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IN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T DO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BS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O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U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U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A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S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UYERE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TER CHEST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LL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LL PICK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D STUFF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G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GLISH MUFF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L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USAND ISLAND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IAN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CH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 PICK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MPERNICKEL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ICAM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RDOUGH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AD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EAS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RESS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L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F BAC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JUICE CONCENT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OF CELERY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ALL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SLAW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STI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NOCC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SSIAN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 SAL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ARG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STACHI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BERRY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HOVI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UN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IAN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GER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ICHOKE HEA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SH PUPP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 SCALL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TER T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T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GO CHUTN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UTN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K 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MARMAL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MIN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Y CO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OKING S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MILK BISC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RBON WHIS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RUSALEM ARTICHO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YE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UFF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B MIXTU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LDF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MP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MOUL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YING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LAPENO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B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RTILLA CH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D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WER'S YEA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E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MUFFIN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NTIN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UGU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SAME SE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ED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OKING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 CRUST DOUG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AFOET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S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KER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ORDF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OP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DIME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CO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NUT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PU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ZOR CLA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RO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F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NN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LA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 PATT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OWN MUST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LIGA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CH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QUEFORT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D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A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RIMP COCKT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RIMP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L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LOG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CHEESE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JUICE COCKT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 SALAD DRESS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UNSCHWEIG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W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PPED BEE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N OLIV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EQUE SEASON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O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E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L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BINADO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OLE WHEAT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I SEASON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ER WRAPP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NG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O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YBEA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S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ENSTER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VI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ILD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G SAL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IC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O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TATO CH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FFLOW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IME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E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A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PUL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CT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N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UROP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IITAKE MUSHROO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RLO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TIJA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B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GHT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NCHEON ME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ION 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PEA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M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OW CRA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RANT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 CURR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MAL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LIC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QU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F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 COAT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YU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RANO H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COV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MARI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CE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VARTI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 SUBSTITU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ISIN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F CONSOM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CON SI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I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KEY H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SS CH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NNAMON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GNA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SOUP BA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Y AND MAPL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IM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LEY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GLU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DDO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RDOUGH STAR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FRUIT SO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GIAN WAFF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G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RGH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ARAN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BREAD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GRAV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 ICE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ICOT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NDAIRY CREAM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CH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CRALO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L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KFUR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I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BANZO BEAN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N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YD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TED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SHROOM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ED BEEF HA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ET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ILTON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NFAT DRY MIL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R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CHUTN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YTHRITO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MEN NOOD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WI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LLANDAISE SAUC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Y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INK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G CRA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ETT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OF POTATO SO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D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ERAL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TCH BONN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YBEAN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RD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E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BERRY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YO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GON 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TT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MAL SIZ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OIB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CHEGO CHE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ROT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POD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AT BREAD CRUMB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MARI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RRY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N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 POLL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TEREL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IME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ROT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YLON CINNAM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ANA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CK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MATO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KFAST SAUS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SPBERRY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 B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BERRY YOGU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R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T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UGH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RIC AC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SHORTEN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LLA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CEME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UND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LLIP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BUTTER C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TER CHOCOL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GEL FOOD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 KRISPIES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YER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Y B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STNUT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CARO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BERRY ICE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AWBERRY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IED C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UG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 OUN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K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N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LLA WAF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P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SAVA FL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COHO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ASTER PAST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Y CA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E PUDD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O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ICE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DDHA'S HA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TE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R CREAM TOP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MPURA BA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CTO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YST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URI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S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IC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U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RUS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LLOPHA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V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F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WIEBA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ANA CREAM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 CRUST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ESECAKE BA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 GRAPE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LATIN SAL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AL FLAK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IGH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HE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TRUC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CORICE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E-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SNAC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ZIP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E CREAM SANDWI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ZEN DESSE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FT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SADI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IPLE SE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ARMI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LLY BE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CAN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CAN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HUS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ETABLE OIL SPRE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TTER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A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HIP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 BEAN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CH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LM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BERRI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 LIQUE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UR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EMENT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-COVERED PEA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MPKIN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CHOCOLATE COAT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LEY MAL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TTON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R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OB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U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PUCCI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FFED RICE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T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O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RRY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TRUS PE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E CREAM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EAC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 G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PUR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MA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SION FRUIT PUL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IND BAK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DNEY BE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CUST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NUT CUSTAR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CAN M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BERRY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GESTIVE BISC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CITH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MEL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CH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NAK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GO NECT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SHERB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TTER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UFFED WHEAT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SWEETEN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TTER MEL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DARIN ORANG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E MARMALA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EE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UEBERRY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 BEAN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GERIN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BBLE GU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ANA CHI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KE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EP-FRY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LATIN DESSE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GRAP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T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ICA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NIS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EL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R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EY BU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UCKEY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PPERMINT PATT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ID LAY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LA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TOP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 FILLING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ME DE MENTHE LIQUE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TOR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ALIT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G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GHT WHIPPING CRE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PARTA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NUT PRESERV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FFEE CAK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BRITT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PLE BUT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TED MILK BA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GAR CUB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NER BA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TUNE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STARD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NUT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RACK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M PU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T BAS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RK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EAKFAST CERE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DA CRACK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WALNU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KE MIX (DRY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ATMEAL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MBURGER BU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TE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BEVER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DRINK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PEFRUIT PE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STANT TEA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NADIN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INDE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DIED CITR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EAPPLE JA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TCH WHIS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CORBIC AC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TIT FOU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FUDGE TOPP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NG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NDY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MONIUM CARBON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ADE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IL SHE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CH PIE FILL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CH P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R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FFEE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ADE-FLAVORED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BAPPLE JELL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OCOLATE RO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T TUB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OKING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 SAL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CK CURRANT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T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E SAU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RT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 COOKI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TAL CONTAIN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T SUBSTITU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UILLON POW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AR NECT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SE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TLE OR J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CONCENT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T LIQU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JUICE CONCENTRA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JUICE COCKT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BISCU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D RASPBERR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RKLING GRAPE JU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ONUT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MON SO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CK CAND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GEAT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NBERRY JUICE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ME DRINK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VERAGE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LT EXTRA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ISH MO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N SUG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YL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RITIF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LD TURKE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K GRAPE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SH O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RBE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-FLAVORED DRI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YOGU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ETNAMES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CKTAIL ON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NEAPPLE PUL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RS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RING WAT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E W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UIT-FLAVORED SYR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I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CHEE FRUI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A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F GRAVY MI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AN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 ROUGH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UGH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CKEN FA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A BAS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 BR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V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T PEPPER PAS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UP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EF DRIPPING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APPER</text:p>
          </table:table-cell>
          <table:table-cell table:number-columns-repeated="1021"/>
        </table:table-row>
        <table:table-row table:style-name="ro1" table:number-rows-repeated="1047505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ExternalData_1" table:base-cell-address="$Sheet2.$A$1" table:cell-range-address="$Sheet2.$A$1:.$A$1070"/>
        </table:named-expressions>
      </table:table>
      <table:table table:name="Sheet1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_set_all" table:target-range-address="Sheet2.A1:Sheet2.A107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7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09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10110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2" number:language="de" number:country="AT">
      <number:month number:textual="true"/>
      <number:text>.</number:text>
      <number:year/>
    </number:date-style>
    <number:time-style style:name="N10113" number:language="de" number:country="AT">
      <number:hours/>
      <number:text>:</number:text>
      <number:minutes number:style="long"/>
      <number:text> </number:text>
      <number:am-pm/>
    </number:time-style>
    <number:time-style style:name="N10114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AT">
      <number:number number:decimal-places="0" loext:min-decimal-places="0" number:min-integer-digits="1" number:grouping="true"/>
    </number:number-style>
    <number:number-style style:name="N10116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0" loext:min-decimal-places="0" number:min-integer-digits="1" number:grouping="true"/>
    </number:number-style>
    <number:number-style style:name="N10117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loext:min-decimal-places="2" number:min-integer-digits="1" number:grouping="true"/>
    </number:number-style>
    <number:number-style style:name="N10118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loext:min-decimal-places="2" number:min-integer-digits="1" number:grouping="true"/>
    </number:number-style>
    <number:number-style style:name="N10119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e" number:country="A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e" number:country="AT">
      <loext:text> </loext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A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AT">
      <loext:text> € </loext:text>
      <loext:fill-character> </loext:fill-character>
      <number:text>-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e" number:country="A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e" number:country="A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A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A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A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A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orjan Popovski</meta:initial-creator>
    <meta:creation-date>2020-01-07T22:28:13</meta:creation-date>
    <dc:date>2020-05-26T18:15:31.699000000</dc:date>
    <meta:generator>LibreOffice/6.3.5.2$Windows_X86_64 LibreOffice_project/dd0751754f11728f69b42ee2af66670068624673</meta:generator>
    <meta:editing-duration>PT9M22S</meta:editing-duration>
    <meta:editing-cycles>2</meta:editing-cycles>
    <meta:document-statistic meta:table-count="2" meta:cell-count="10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